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94bd5e" draw:opacity="50%" draw:textarea-vertical-align="middle" draw:shadow-opacity="50%"/>
    </style:style>
    <style:style style:name="gr2" style:family="graphic" style:parent-style-name="standard">
      <style:graphic-properties draw:stroke="none" draw:fill="none" fo:min-height="0.461cm"/>
    </style:style>
    <style:style style:name="gr3" style:family="graphic" style:parent-style-name="standard">
      <style:graphic-properties draw:stroke="none" draw:fill="none" draw:textarea-vertical-align="middle"/>
    </style:style>
    <style:style style:name="gr4" style:family="graphic" style:parent-style-name="standard">
      <style:graphic-properties draw:stroke="none" draw:fill="none" fo:min-height="0.7cm"/>
    </style:style>
    <style:style style:name="gr5" style:family="graphic" style:parent-style-name="standard">
      <style:graphic-properties draw:stroke="none" draw:fill="none" fo:min-height="0.87cm"/>
    </style:style>
    <style:style style:name="gr6" style:family="graphic" style:parent-style-name="standard">
      <style:graphic-properties draw:marker-end="Arrow" draw:marker-end-width="0.3cm" draw:textarea-vertical-align="middle"/>
    </style:style>
    <style:style style:name="P1" style:family="paragraph">
      <style:paragraph-properties fo:text-align="center"/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family="Courier" style:font-family-generic="modern" style:font-pitch="fixed"/>
    </style:style>
    <style:style style:name="P5" style:family="paragraph">
      <style:paragraph-properties fo:text-align="start"/>
      <style:text-properties fo:font-family="Courier" style:font-family-generic="modern" style:font-pitch="fixed"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Courier" style:font-family-generic="modern" style:font-pitch="fixed" fo:font-size="12pt" style:font-size-asian="12pt" style:font-size-complex="12pt"/>
    </style:style>
    <style:style style:name="T3" style:family="text">
      <style:text-properties fo:font-family="Courier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Courier" style:font-family-generic="modern" style:font-pitch="fixed" fo:font-size="12pt" style:font-size-asian="12pt" style:font-size-complex="12pt"/>
    </style:style>
    <style:style style:name="T5" style:family="text">
      <style:text-properties fo:font-family="Courier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625cm" svg:height="2.64cm" svg:x="2.637cm" svg:y="2.17cm">
          <text:p/>
        </draw:rect>
        <draw:frame draw:style-name="gr2" draw:text-style-name="P2" draw:layer="layout" svg:width="2.143cm" svg:height="0.649cm" svg:x="10.187cm" svg:y="2.244cm">
          <draw:text-box>
            <text:p text:style-name="P2"><text:span text:style-name="T1">XForm</text:span></text:p>
          </draw:text-box>
        </draw:frame>
        <draw:rect draw:style-name="gr3" draw:text-style-name="P3" draw:layer="layout" svg:width="15.875cm" svg:height="1.905cm" svg:x="3.14cm" svg:y="2.84cm">
          <text:p text:style-name="P3"><text:span text:style-name="T2">&lt;xf:instance src=“</text:span><text:span text:style-name="T3">file</text:span><text:span text:style-name="T2">:data.xml“ /&gt;</text:span></text:p>
        </draw:rect>
        <draw:rect draw:style-name="gr3" draw:text-style-name="P4" draw:layer="layout" svg:width="8.89cm" svg:height="1.905cm" svg:x="3.375cm" svg:y="11.56cm">
          <text:p/>
        </draw:rect>
        <draw:rect draw:style-name="gr1" draw:text-style-name="P1" draw:layer="layout" svg:width="17.345cm" svg:height="3.375cm" svg:x="2.705cm" svg:y="5.88cm">
          <text:p/>
        </draw:rect>
        <draw:frame draw:style-name="gr4" draw:text-style-name="P2" draw:layer="layout" svg:width="6.15cm" svg:height="0.7cm" svg:x="13.93cm" svg:y="6.015cm">
          <draw:text-box>
            <text:p text:style-name="P2"><text:span text:style-name="T1">betterform-config.xml</text:span></text:p>
          </draw:text-box>
        </draw:frame>
        <draw:rect draw:style-name="gr3" draw:text-style-name="P5" draw:layer="layout" svg:width="16.415cm" svg:height="2.54cm" svg:x="2.905cm" svg:y="6.75cm">
          <text:p text:style-name="P5"><text:span text:style-name="T4">&lt;uri-resolver scheme="</text:span><text:span text:style-name="T5">file</text:span><text:span text:style-name="T4">" </text:span></text:p>
          <text:p text:style-name="P5"><text:span text:style-name="T4"><text:s text:c="14"/></text:span><text:span text:style-name="T4">class="de.betterform.connector.file.</text:span><text:span text:style-name="T5">FileURIResolver</text:span><text:span text:style-name="T4">"</text:span></text:p>
          <text:p text:style-name="P5"><text:span text:style-name="T4">/&gt;</text:span></text:p>
        </draw:rect>
        <draw:rect draw:style-name="gr1" draw:text-style-name="P1" draw:layer="layout" svg:width="17.345cm" svg:height="5.615cm" svg:x="2.705cm" svg:y="10.625cm">
          <text:p/>
        </draw:rect>
        <draw:frame draw:style-name="gr5" draw:text-style-name="P2" draw:layer="layout" svg:width="5.845cm" svg:height="0.87cm" svg:x="14.205cm" svg:y="10.925cm">
          <draw:text-box>
            <text:p text:style-name="P2"><text:span text:style-name="T1">FileURIResolver.java</text:span></text:p>
          </draw:text-box>
        </draw:frame>
        <draw:rect draw:style-name="gr3" draw:text-style-name="P5" draw:layer="layout" svg:width="16.415cm" svg:height="5.145cm" svg:x="2.905cm" svg:y="11.095cm">
          <text:p text:style-name="P5"><text:span text:style-name="T4">package de.betterform.connector.file;</text:span></text:p>
          <text:p text:style-name="P5"><text:span text:style-name="T4"/></text:p>
          <text:p text:style-name="P5"><text:span text:style-name="T4">public class </text:span><text:span text:style-name="T5">FileURIResolver</text:span><text:span text:style-name="T4"> </text:span></text:p>
          <text:p text:style-name="P5"><text:span text:style-name="T4"><text:s text:c="21"/></text:span><text:span text:style-name="T4">extends AbstractConnector </text:span></text:p>
          <text:p text:style-name="P5"><text:span text:style-name="T4"><text:s text:c="21"/></text:span><text:span text:style-name="T4">implements URIResolver {</text:span></text:p>
          <text:p text:style-name="P5"><text:span text:style-name="T4"/></text:p>
          <text:p text:style-name="P5"><text:span text:style-name="T4"><text:s text:c="4"/></text:span><text:span text:style-name="T4">public Object resolve() throws XFormsException {</text:span></text:p>
          <text:p text:style-name="P5"><text:span text:style-name="T4"><text:s text:c="10"/></text:span><text:span text:style-name="T4">.... <text:s text:c="2"/></text:span></text:p>
          <text:p text:style-name="P5"><text:span text:style-name="T4"><text:s text:c="4"/></text:span><text:span text:style-name="T4">}</text:span></text:p>
          <text:p text:style-name="P5"><text:span text:style-name="T4">}</text:span></text:p>
        </draw:rect>
        <draw:line draw:style-name="gr6" draw:text-style-name="P3" draw:layer="layout" svg:x1="8.185cm" svg:y1="4.075cm" svg:x2="8.82cm" svg:y2="7.25cm">
          <text:p/>
        </draw:line>
        <draw:line draw:style-name="gr6" draw:text-style-name="P3" draw:layer="layout" svg:x1="15.905cm" svg:y1="8.32cm" svg:x2="9.89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horizontal-align="left" draw:fit-to-size="shrink-to-fit" draw:fit-to-contour="fals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ars Windauer</meta:initial-creator>
    <meta:creation-date>2010-02-14T20:33:02</meta:creation-date>
    <dc:date>2010-02-14T21:10:19</dc:date>
    <dc:creator>Lars Windauer</dc:creator>
    <meta:editing-duration>PT00H19M43S</meta:editing-duration>
    <meta:editing-cycles>2</meta:editing-cycles>
    <meta:generator>NeoOffice/3.0.2$Unix OpenOffice.org_project/Patch 0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